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style:font-name="Segoe UI1" fo:font-size="10pt"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  <style:text-properties fo:color="#000000" style:font-name="Segoe UI1" fo:font-size="8.5pt"/>
    </style:style>
    <style:style style:name="P3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  <style:text-properties fo:color="#000000" style:font-name="Segoe UI1" fo:font-size="10pt" fo:font-weight="bold" style:font-weight-asian="bold" style:font-weight-complex="bold"/>
    </style:style>
    <style:style style:name="P6" style:family="paragraph">
      <style:paragraph-properties fo:margin-left="0.318cm" fo:margin-right="0cm" fo:text-indent="0cm"/>
      <style:text-properties style:font-name="Segoe UI1" fo:font-size="8.5pt"/>
    </style:style>
    <style:style style:name="P7" style:family="paragraph">
      <style:paragraph-properties fo:margin-left="0.318cm" fo:margin-right="0cm" fo:text-indent="-0.318cm"/>
      <style:text-properties style:font-name="Segoe UI1" fo:font-size="8.5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0000" style:font-name="Segoe UI1" fo:font-size="10pt" fo:text-shadow="1pt 1pt" fo:font-weight="bold" style:font-size-asian="26pt" style:font-weight-asian="bold" style:font-size-complex="26pt" style:font-weight-complex="bold"/>
    </style:style>
    <style:style style:name="P9" style:family="paragraph">
      <style:paragraph-properties fo:margin-left="0.318cm" fo:margin-right="0cm" fo:text-indent="0cm"/>
      <style:text-properties style:font-name="Segoe UI1"/>
    </style:style>
    <style:style style:name="P10" style:family="paragraph">
      <style:paragraph-properties fo:margin-left="0cm" fo:margin-right="0cm" fo:text-indent="0cm"/>
      <style:text-properties style:font-name="Segoe UI1"/>
    </style:style>
    <style:style style:name="P11" style:family="paragraph">
      <style:paragraph-properties fo:margin-left="0cm" fo:margin-right="0cm" fo:text-indent="0cm"/>
      <style:text-properties fo:color="#000000" style:font-name="Segoe UI1" fo:font-size="8.5pt"/>
    </style:style>
    <style:style style:name="P12" style:family="paragraph">
      <style:paragraph-properties fo:margin-left="0cm" fo:margin-right="0cm" fo:text-indent="0cm"/>
      <style:text-properties fo:color="#ffffff" style:font-name="Segoe UI1" fo:font-size="10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color="#ffffff" style:font-name="Segoe UI1" fo:font-size="10pt" fo:text-shadow="1pt 1pt" fo:font-weight="bold" style:font-size-asian="26pt" style:font-weight-asian="bold" style:font-size-complex="26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83caff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83caff" style:font-name="Segoe UI1" fo:font-size="31pt" fo:font-style="italic" fo:text-shadow="1pt 1pt" fo:font-weight="normal" style:font-size-asian="31pt" style:font-style-asian="italic" style:font-weight-asian="normal" style:font-size-complex="31pt" style:font-style-complex="italic" style:font-weight-complex="normal"/>
    </style:style>
    <style:style style:name="T6" style:family="text">
      <style:text-properties fo:color="#83caff" style:font-name="Segoe UI1" fo:font-size="32pt" fo:font-style="italic" fo:text-shadow="1pt 1pt" style:font-size-asian="32pt" style:font-style-asian="italic" style:font-size-complex="32pt" style:font-style-complex="italic"/>
    </style:style>
    <style:style style:name="T7" style:family="text">
      <style:text-properties fo:color="#ffffff" style:font-name="Segoe UI1" fo:font-size="32pt" fo:text-shadow="1pt 1pt" style:font-size-asian="32pt" style:font-size-complex="32pt"/>
    </style:style>
    <style:style style:name="T8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9" style:family="text">
      <style:text-properties fo:color="#83caff" style:text-position="super 58%" style:font-name="Segoe UI1" fo:font-size="32pt" fo:font-style="italic" fo:text-shadow="1pt 1pt" style:font-size-asian="32pt" style:font-style-asian="italic" style:font-size-complex="32pt" style:font-style-complex="italic"/>
    </style:style>
    <style:style style:name="T10" style:family="text">
      <style:text-properties fo:color="#ffffff" style:font-name="Segoe UI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5.146cm" svg:height="2.774cm" svg:x="1.524cm" svg:y="0.254cm">
          <draw:text-box>
            <text:p text:style-name="P1"><text:span text:style-name="T1">Psalmody</text:span></text:p>
            <text:p text:style-name="P2"><text:span text:style-name="T2">Psalm 4:1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8" draw:layer="layout" svg:width="25.654cm" svg:height="4.943cm" svg:x="1.27cm" svg:y="0.391cm">
          <draw:text-box>
            <text:p text:style-name="P5"><text:span text:style-name="T3">1</text:span><text:span text:style-name="T4">Answer me when I call,</text:span><text:span text:style-name="T5"> O God of</text:span><text:span text:style-name="T4"> </text:span><text:span text:style-name="T5">my righteousness!</text:span></text:p>
            <text:p text:style-name="P6"><text:span text:style-name="T6">You have given me relief when I was in distress.</text:span></text:p>
            <text:p text:style-name="P7"><text:span text:style-name="T7"><text:s text:c="6"/></text:span><text:span text:style-name="T7">Be gracious to me and hear my pray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5.4cm" svg:height="6.467cm" svg:x="1.352cm" svg:y="0.391cm">
          <draw:text-box>
            <text:p text:style-name="P5"><text:span text:style-name="T3">2</text:span><text:span text:style-name="T4">O men, how long shall my honor be turned into <text:s/></text:span></text:p>
            <text:p text:style-name="P5"><text:span text:style-name="T4"><text:s/></text:span><text:span text:style-name="T4">shame?</text:span></text:p>
            <text:p text:style-name="P6"><text:span text:style-name="T8"><text:s text:c="5"/></text:span><text:span text:style-name="T8">How long will you love vain words and seek </text:span></text:p>
            <text:p text:style-name="P6"><text:span text:style-name="T8"><text:s text:c="5"/></text:span><text:span text:style-name="T8">after lie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5.4cm" svg:height="9.515cm" svg:x="1.27cm" svg:y="0.391cm">
          <draw:text-box>
            <text:p text:style-name="P5"><text:span text:style-name="T3">3</text:span><text:span text:style-name="T4">But know that the LORD has set apart the godly <text:s text:c="2"/></text:span></text:p>
            <text:p text:style-name="P5"><text:span text:style-name="T4"><text:s/></text:span><text:span text:style-name="T4">for himself;</text:span></text:p>
            <text:p text:style-name="P9"><text:span text:style-name="T8"><text:s text:c="5"/></text:span><text:span text:style-name="T8">the LORD hears when I call to him.</text:span></text:p>
            <text:p text:style-name="P10"><text:span text:style-name="T9">4</text:span><text:span text:style-name="T6">Be angry, and do not sin;</text:span></text:p>
            <text:p text:style-name="P6"><text:span text:style-name="T7"><text:s text:c="5"/></text:span><text:span text:style-name="T7">ponder in your own hearts on your beds, and </text:span></text:p>
            <text:p text:style-name="P6"><text:span text:style-name="T7"><text:s text:c="5"/></text:span><text:span text:style-name="T7">be sil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8" draw:layer="layout" svg:width="25.908cm" svg:height="7.766cm" svg:x="1.016cm" svg:y="0.391cm">
          <draw:text-box>
            <text:p text:style-name="P5"><text:span text:style-name="T3">5</text:span><text:span text:style-name="T4">Offer right sacrifices,</text:span></text:p>
            <text:p text:style-name="P9"><text:span text:style-name="T8"><text:s text:c="5"/></text:span><text:span text:style-name="T8">and put your trust in the LORD.</text:span></text:p>
            <text:p text:style-name="P10"><text:span text:style-name="T3">6</text:span><text:span text:style-name="T4">There are many who say, “Who will show us some </text:span></text:p>
            <text:p text:style-name="P10"><text:span text:style-name="T4"><text:s/></text:span><text:span text:style-name="T4">good?</text:span></text:p>
            <text:p text:style-name="P9"><text:span text:style-name="T8"><text:s text:c="5"/></text:span><text:span text:style-name="T8">Lift up the light of your face upon us, O LORD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5.4cm" svg:height="9.269cm" svg:x="1.27cm" svg:y="0.508cm">
          <draw:text-box>
            <text:p text:style-name="P5"><text:span text:style-name="T3">7</text:span><text:span text:style-name="T4">You have put more joy in my heart</text:span></text:p>
            <text:p text:style-name="P6"><text:span text:style-name="T8"><text:s text:c="5"/></text:span><text:span text:style-name="T8">than they have when their grain and wine </text:span></text:p>
            <text:p text:style-name="P6"><text:span text:style-name="T8"><text:s text:c="5"/></text:span><text:span text:style-name="T8">abound.</text:span></text:p>
            <text:p text:style-name="P10"><text:span text:style-name="T3">8</text:span><text:span text:style-name="T4">In peace I will both lie down and sleep;</text:span></text:p>
            <text:p text:style-name="P9"><text:span text:style-name="T8"><text:s text:c="5"/></text:span><text:span text:style-name="T8">for you alone, O LORD, make me dwell in </text:span></text:p>
            <text:p text:style-name="P11"><text:span text:style-name="T8"><text:s text:c="6"/></text:span><text:span text:style-name="T8">safe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13" draw:layer="layout" svg:width="25.4cm" svg:height="5.08cm" svg:x="1.27cm" svg:y="0.508cm">
          <draw:text-box>
            <text:p text:style-name="P12"><text:span text:style-name="T10">C: Glory be to the Father and to the Son and to the Holy Spirit; as it was in the beginning, 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3:36:41.972000000</meta:creation-date>
    <dc:date>2016-02-20T00:01:50.577000000</dc:date>
    <meta:editing-duration>PT7M49S</meta:editing-duration>
    <meta:editing-cycles>2</meta:editing-cycles>
    <meta:generator>LibreOffice/5.0.4.2$Windows_x86 LibreOffice_project/2b9802c1994aa0b7dc6079e128979269cf95bc78</meta:generator>
    <meta:document-statistic meta:object-count="42"/>
  </office:meta>
</office:document-meta>
</file>